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64pt"/>
    </style:style>
    <style:style style:name="co3" style:family="table-column">
      <style:table-column-properties fo:break-before="auto" style:column-width="135.35pt"/>
    </style:style>
    <style:style style:name="co4" style:family="table-column">
      <style:table-column-properties fo:break-before="auto" style:column-width="240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LK src</text:p>
          </table:table-cell>
          <table:table-cell office:value-type="float" office:value="64000000" calcext:value-type="float">
            <text:p>6400000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RESCALER</text:p>
          </table:table-cell>
          <table:table-cell office:value-type="float" office:value="63999" calcext:value-type="float">
            <text:p>6399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ES+1</text:p>
          </table:table-cell>
          <table:table-cell table:formula="of:=[.E15]+1" office:value-type="float" office:value="64000" calcext:value-type="float">
            <text:p>64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ounter clock</text:p>
          </table:table-cell>
          <table:table-cell table:formula="of:=[.E16]/[.E13]" office:value-type="float" office:value="0.001" calcext:value-type="float">
            <text:p>0.001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RR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RR ISR period</text:p>
          </table:table-cell>
          <table:table-cell table:formula="of:=[.E17]*[.E20]"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F</text:p>
          </table:table-cell>
          <table:table-cell table:formula="of:=[.E13]/([.E16])/([.E20]+[.F20])" office:value-type="float" office:value="0.2" calcext:value-type="float">
            <text:p>0.2</text:p>
          </table:table-cell>
          <table:table-cell table:formula="of:=1/[.E24]" office:value-type="float" office:value="5" calcext:value-type="float">
            <text:p>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</text:p>
          </table:table-cell>
          <table:table-cell table:formula="of:=1/[.E24]" office:value-type="float" office:value="5" calcext:value-type="float">
            <text:p>5</text:p>
          </table:table-cell>
          <table:table-cell table:style-name="ce1" office:value-type="string" calcext:value-type="string">
            <text:p>TIM_CLK/(TIM_PSC+1)/(TIM_ARR + 1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 style:data-style-name="N2" text:time-value="07:31:21.7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21:12:01.643000000</meta:creation-date>
    <dc:date>2019-12-09T10:28:27.074000000</dc:date>
    <meta:editing-duration>PT12H58M35S</meta:editing-duration>
    <meta:editing-cycles>2</meta:editing-cycles>
    <meta:generator>LibreOffice/6.2.0.3$Windows_X86_64 LibreOffice_project/98c6a8a1c6c7b144ce3cc729e34964b47ce25d62</meta:generator>
    <meta:document-statistic meta:table-count="1" meta:cell-count="20" meta:object-count="0"/>
  </office:meta>
</office:document-meta>
</file>